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draw:fill="none" fo:min-height="7.35cm"/>
    </style:style>
    <style:style style:name="gr10" style:family="graphic" style:parent-style-name="standard">
      <style:graphic-properties draw:stroke="none" draw:fill="none" fo:min-height="1.9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fo:min-height="15.733cm"/>
    </style:style>
    <style:style style:name="gr14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paragraph-properties fo:text-align="center"/>
      <style:text-properties fo:font-size="55pt" style:font-size-asian="55pt" style:font-size-complex="55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5pt"/>
    </style:style>
    <style:style style:name="P13" style:family="paragraph">
      <style:paragraph-properties fo:text-align="center"/>
      <style:text-properties fo:font-size="40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text-properties fo:font-size="30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ff0000" fo:font-size="23pt" style:font-size-asian="23pt" style:font-size-complex="23pt"/>
    </style:style>
    <style:style style:name="T6" style:family="text">
      <style:text-properties fo:color="#dc2300" fo:font-size="23pt" style:font-size-asian="23pt" style:font-size-complex="23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ff0000" fo:font-size="25pt" style:font-size-asian="25pt" style:font-size-complex="25pt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9966cc" fo:font-size="25pt" style:font-size-asian="25pt" style:font-size-complex="25pt"/>
    </style:style>
    <style:style style:name="T13" style:family="text">
      <style:text-properties fo:color="#eb613d" fo:font-size="25pt" style:font-size-asian="25pt" style:font-size-complex="25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6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5" draw:text-style-name="P6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6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7" draw:text-style-name="P8" draw:layer="layout" svg:width="27.6cm" svg:height="5.717cm" svg:x="0cm" svg:y="7.372cm">
          <draw:text-box>
            <text:p><text:span text:style-name="T4">public interface IRestApiCallTasks&lt;TRequest, THttpResult, TResult&gt;</text:span></text:p>
            <text:p><text:span text:style-name="T4">{</text:span></text:p>
            <text:p><text:span text:style-name="T4"><text:s text:c="3"/></text:span><text:span text:style-name="T4">Task&lt;string&gt; BuildRequestUrlForRequestAsync(TRequest request);</text:span></text:p>
            <text:p><text:span text:style-name="T4"><text:s text:c="3"/></text:span><text:span text:style-name="T4">Task&lt;THttpResult&gt; SendRequestForUrlAsync( string requestUrl );</text:span></text:p>
            <text:p><text:span text:style-name="T4"><text:s text:c="3"/></text:span><text:span text:style-name="T4">Task&lt;TResult&gt; ParseResponseDataAsync(THttpResult httpData);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8" draw:text-style-name="P8" draw:layer="layout" svg:width="27.172cm" svg:height="20.293cm" svg:x="0.428cm" svg:y="0.307cm">
          <draw:text-box>
            <text:p><text:span text:style-name="T4">public class RestApiCallFlow</text:span></text:p>
            <text:p><text:span text:style-name="T4">{</text:span></text:p>
            <text:p><text:span text:style-name="T4"><text:s text:c="2"/></text:span><text:span text:style-name="T4">public static </text:span><text:span text:style-name="T5">async</text:span><text:span text:style-name="T4"> Task&lt;TResult&gt; LoadRequestFromNetworkFlow</text:span></text:p>
            <text:p><text:span text:style-name="T4"><text:s text:c="2"/></text:span><text:span text:style-name="T4">&lt;TRequest, THttpResult, Tresult&gt;(</text:span></text:p>
            <text:p><text:span text:style-name="T4"><text:s text:c="5"/></text:span><text:span text:style-name="T4">TRequest request, </text:span></text:p>
            <text:p><text:span text:style-name="T4"><text:s text:c="5"/></text:span><text:span text:style-name="T4">IRestApiCallTasks&lt;TRequest, </text:span></text:p>
            <text:p><text:span text:style-name="T4"><text:s text:c="5"/></text:span><text:span text:style-name="T4">THttpResult, TResult&gt; stages)</text:span></text:p>
            <text:p><text:span text:style-name="T4"><text:s text:c="2"/></text:span><text:span text:style-name="T4">{</text:span></text:p>
            <text:p><text:span text:style-name="T4"><text:s text:c="4"/></text:span><text:span text:style-name="T4">string requestUrl = </text:span></text:p>
            <text:p><text:span text:style-name="T4"><text:s text:c="8"/></text:span><text:span text:style-name="T5">await</text:span><text:span text:style-name="T4"> stages.BuildRequestUrlForRequestAsync(request);</text:span></text:p>
            <text:p><text:span text:style-name="T4"><text:s text:c="14"/></text:span></text:p>
            <text:p><text:span text:style-name="T6"><text:s text:c="4"/></text:span><text:span text:style-name="T6">// TODO : check cache</text:span></text:p>
            <text:p><text:span text:style-name="T4"/></text:p>
            <text:p><text:span text:style-name="T4"><text:s text:c="4"/></text:span><text:span text:style-name="T4">THttpResult serverResponse = </text:span></text:p>
            <text:p><text:span text:style-name="T4"><text:s text:c="8"/></text:span><text:span text:style-name="T5">await</text:span><text:span text:style-name="T4"> stages.SendRequestForUrlAsync(requestUrl);</text:span></text:p>
            <text:p><text:span text:style-name="T4"/></text:p>
            <text:p><text:span text:style-name="T4"><text:s text:c="4"/></text:span><text:span text:style-name="T4">TResult parsedData = </text:span></text:p>
            <text:p><text:span text:style-name="T4"><text:s text:c="8"/></text:span><text:span text:style-name="T5">await</text:span><text:span text:style-name="T4"> stages.ParseResponseDataAsync(serverResponse);</text:span></text:p>
            <text:p><text:span text:style-name="T4"/></text:p>
            <text:p><text:span text:style-name="T4"><text:s text:c="4"/></text:span><text:span text:style-name="T4">return parsedData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9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9" draw:text-style-name="P10" draw:layer="layout" svg:width="27cm" svg:height="7.6cm" svg:x="0.4cm" svg:y="8.6cm">
          <draw:text-box>
            <text:p><text:span text:style-name="T7">using (var webclient = new WebClient())</text:span></text:p>
            <text:p><text:span text:style-name="T7">{</text:span></text:p>
            <text:p><text:span text:style-name="T8"><text:s text:c="2"/></text:span><text:span text:style-name="T8">var imageBytes = webclient.DownloadData(url);</text:span></text:p>
            <text:p><text:span text:style-name="T7"><text:s text:c="2"/></text:span></text:p>
            <text:p><text:span text:style-name="T9"><text:s text:c="2"/></text:span><text:span text:style-name="T9">return UIImage.LoadFromData(NSData.FromArray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4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9" draw:text-style-name="P10" draw:layer="layout" svg:width="27cm" svg:height="7.6cm" svg:x="0.4cm" svg:y="8.6cm">
          <draw:text-box>
            <text:p text:style-name="P12"><text:span text:style-name="T7">using (var webclient = new WebClient())</text:span></text:p>
            <text:p text:style-name="P12"><text:span text:style-name="T7">{</text:span></text:p>
            <text:p text:style-name="P12"><text:span text:style-name="T8"><text:s text:c="2"/></text:span><text:span text:style-name="T8">var imageBytes = webclient.DownloadData(url);</text:span></text:p>
            <text:p text:style-name="P12"><text:span text:style-name="T7"><text:s text:c="2"/></text:span></text:p>
            <text:p text:style-name="P12"><text:span text:style-name="T9"><text:s text:c="2"/></text:span><text:span text:style-name="T9">return UIImage.LoadFromData(NSData.FromArray(imageBytes));</text:span></text:p>
            <text:p text:style-name="P12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7"><text:span text:style-name="T10">http://bit.ly/1rMJL3B</text:span></text:p>
          </draw:text-box>
        </draw:frame>
        <draw:frame draw:style-name="gr11" draw:text-style-name="P14" draw:layer="layout" svg:width="9.6cm" svg:height="1.826cm" svg:x="17.8cm" svg:y="1.774cm">
          <draw:text-box>
            <text:p text:style-name="P13"><text:span text:style-name="T11">Synchronous</text:span></text:p>
          </draw:text-box>
        </draw:frame>
        <draw:line draw:style-name="gr12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5" draw:text-style-name="P6" draw:layer="layout" svg:width="6.6cm" svg:height="2.613cm" svg:x="21.4cm" svg:y="17.8cm">
          <draw:text-box>
            <text:p text:style-name="P15"><text:span text:style-name="T3">http://bit.ly/1cay6bO</text:span></text:p>
          </draw:text-box>
        </draw:frame>
        <draw:frame draw:style-name="gr4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9" draw:text-style-name="P10" draw:layer="layout" svg:width="27cm" svg:height="7.6cm" svg:x="0.4cm" svg:y="7.337cm">
          <draw:text-box>
            <text:p><text:span text:style-name="T7">using (var webclient = new WebClient())</text:span></text:p>
            <text:p><text:span text:style-name="T7">{</text:span></text:p>
            <text:p><text:span text:style-name="T9"><text:s text:c="2"/></text:span><text:span text:style-name="T9">var imageBytes = webclient.DownloadData(url);</text:span></text:p>
            <text:p><text:span text:style-name="T7"><text:s text:c="2"/></text:span></text:p>
            <text:p><text:span text:style-name="T7"><text:s text:c="2"/></text:span><text:span text:style-name="T7">return </text:span><text:span text:style-name="T12">UIImage.LoadFromData</text:span><text:span text:style-name="T7">(</text:span><text:span text:style-name="T13">NSData.FromArray</text:span><text:span text:style-name="T7">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1" draw:text-style-name="P14" draw:layer="layout" svg:width="9.6cm" svg:height="1.826cm" svg:x="8.2cm" svg:y="17.137cm">
          <draw:text-box>
            <text:p text:style-name="P5"><text:span text:style-name="T11">Leaks</text:span></text:p>
          </draw:text-box>
        </draw:frame>
        <draw:line draw:style-name="gr12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4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5" draw:text-style-name="P6" draw:layer="layout" svg:width="6.6cm" svg:height="2.613cm" svg:x="21.4cm" svg:y="17.801cm">
          <draw:text-box>
            <text:p text:style-name="P15"><text:span text:style-name="T3">http://bit.ly/1cay6b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3" draw:text-style-name="P16" draw:layer="layout" svg:width="27.109cm" svg:height="15.983cm" svg:x="0.491cm" svg:y="2.217cm">
          <draw:text-box>
            <text:p><text:span text:style-name="T14">byte[] data = null;</text:span></text:p>
            <text:p><text:span text:style-name="T14">using (Stream response = await session.DownloadResourceAsync(request))</text:span></text:p>
            <text:p><text:span text:style-name="T14">using (MemoryStream responseInMemory = new MemoryStream())</text:span></text:p>
            <text:p><text:span text:style-name="T14">{</text:span></text:p>
            <text:p><text:span text:style-name="T14"><text:s text:c="2"/></text:span><text:span text:style-name="T14">await response.CopyToAsync(responseInMemory);</text:span></text:p>
            <text:p><text:span text:style-name="T14"><text:s text:c="2"/></text:span><text:span text:style-name="T14">data = responseInMemory.ToArray();</text:span></text:p>
            <text:p><text:span text:style-name="T14">}</text:span></text:p>
            <text:p><text:span text:style-name="T14"/></text:p>
            <text:p><text:span text:style-name="T14">BeginInvokeOnMainThread(delegate</text:span></text:p>
            <text:p><text:span text:style-name="T14">{</text:span></text:p>
            <text:p><text:span text:style-name="T14"><text:s text:c="2"/></text:span><text:span text:style-name="T14">using ( NSData imageData = NSData.FromArray(data) 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using ( UIImage image = new UIImage(imageData) )</text:span></text:p>
            <text:p><text:span text:style-name="T14"><text:s text:c="4"/></text:span><text:span text:style-name="T14">{</text:span></text:p>
            <text:p><text:span text:style-name="T14"><text:s text:c="6"/></text:span><text:span text:style-name="T14">this.ImageView.Image = image;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}</text:span></text:p>
            <text:p><text:span text:style-name="T14">});</text:span></text:p>
          </draw:text-box>
        </draw:frame>
        <draw:frame draw:style-name="gr14" draw:text-style-name="P6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0-18T14:33:19.229000000</dc:date>
    <meta:editing-duration>PT4H46M57S</meta:editing-duration>
    <meta:editing-cycles>106</meta:editing-cycles>
    <meta:generator>LibreOffice/4.2.0.4$Windows_x86 LibreOffice_project/05dceb5d363845f2cf968344d7adab8dcfb2ba71</meta:generator>
    <meta:document-statistic meta:object-count="154"/>
  </office:meta>
</office:document-meta>
</file>